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6.95854166666667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0.555625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0.502708333333333cm"/>
    </style:style>
    <style:style style:name="co14" style:family="table-column">
      <style:table-column-properties fo:break-before="auto" style:column-width="0.47625cm"/>
    </style:style>
    <style:style style:name="co15" style:family="table-column">
      <style:table-column-properties fo:break-before="auto" style:column-width="7.83166666666667cm"/>
    </style:style>
    <style:style style:name="co16" style:family="table-column">
      <style:table-column-properties fo:break-before="auto" style:column-width="0.820208333333333cm"/>
    </style:style>
    <style:style style:name="co17" style:family="table-column">
      <style:table-column-properties fo:break-before="auto" style:column-width="0.714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unB_Mi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7" table:default-cell-style-name="ce1"/>
        <table:table-column table:style-name="co10" table:number-columns-repeated="16352" table:default-cell-style-name="ce1"/>
        <table:table-row table:style-name="ro1">
          <table:table-cell table:number-columns-repeated="6" table:style-name="ce1"/>
          <table:table-cell office:value-type="string" table:style-name="ce1">
            <text:p>carpetas y archivos</text:p>
          </table:table-cell>
          <table:table-cell table:style-name="ce1"/>
          <table:table-cell office:value-type="string" table:style-name="ce1">
            <text:p>maqvirtual</text:p>
          </table:table-cell>
          <table:table-cell table:style-name="ce1"/>
          <table:table-cell office:value-type="string" table:style-name="ce1">
            <text:p>ssh y ftp</text:p>
          </table:table-cell>
          <table:table-cell table:style-name="ce1"/>
          <table:table-cell office:value-type="string" table:style-name="ce1">
            <text:p>public e index</text:p>
          </table:table-cell>
          <table:table-cell table:style-name="ce1"/>
          <table:table-cell office:value-type="string" table:style-name="ce1">
            <text:p>pag web1</text:p>
          </table:table-cell>
          <table:table-cell table:number-columns-repeated="4" table:style-name="ce1"/>
          <table:table-cell office:value-type="string" table:style-name="ce1">
            <text:p>perl y cgi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web Lunes 2pm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+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2">
            <text:p>CUI</text:p>
          </table:table-cell>
          <table:table-cell office:value-type="string" table:style-name="ce3">
            <text:p>NOMBRE</text:p>
          </table:table-cell>
          <table:table-cell table:number-columns-repeated="3" table:style-name="ce1"/>
          <table:table-cell office:value-type="string" table:style-name="ce1">
            <text:p>Lab1</text:p>
          </table:table-cell>
          <table:table-cell table:style-name="ce1"/>
          <table:table-cell office:value-type="string" table:style-name="ce1">
            <text:p>Lab2</text:p>
          </table:table-cell>
          <table:table-cell table:style-name="ce1"/>
          <table:table-cell office:value-type="string" table:style-name="ce1">
            <text:p>Lab3</text:p>
          </table:table-cell>
          <table:table-cell table:style-name="ce1"/>
          <table:table-cell office:value-type="string" table:style-name="ce1">
            <text:p>Lab4</text:p>
          </table:table-cell>
          <table:table-cell table:style-name="ce1"/>
          <table:table-cell office:value-type="string" table:style-name="ce1">
            <text:p>Lab5</text:p>
          </table:table-cell>
          <table:table-cell table:number-columns-repeated="4" table:style-name="ce1"/>
          <table:table-cell office:value-type="string" table:style-name="ce1">
            <text:p>Lab6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82829" table:style-name="ce1">
            <text:p>20182829</text:p>
          </table:table-cell>
          <table:table-cell office:value-type="string" table:style-name="ce1">
            <text:p>ALI SANTISTEBAN, NUR SHAM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office:string-value="20173384" table:formula="of:=+[TEOB.B10]" table:style-name="ce1">
            <text:p>20173384</text:p>
          </table:table-cell>
          <table:table-cell office:value-type="string" table:style-name="ce1">
            <text:p>CALCINA FLORES, FRAN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office:string-value="20153590" table:formula="of:=+[TEOB.B11]" table:style-name="ce1">
            <text:p>20153590</text:p>
          </table:table-cell>
          <table:table-cell office:value-type="string" table:style-name="ce1">
            <text:p>CAMMA HUAMAN, ALI OMA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80572" table:style-name="ce1">
            <text:p>20180572</text:p>
          </table:table-cell>
          <table:table-cell office:value-type="string" table:style-name="ce1">
            <text:p>CCARI TAPIA, KAREN MILAGRO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office:string-value="20173378" table:formula="of:=+[TEOB.B15]" table:style-name="ce1">
            <text:p>20173378</text:p>
          </table:table-cell>
          <table:table-cell office:value-type="string" table:style-name="ce1">
            <text:p>CCORIMANYA PAUCAR, KEVIN YUNIO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office:string-value="20163289" table:formula="of:=+[TEOB.B16]" table:style-name="ce1">
            <text:p>20163289</text:p>
          </table:table-cell>
          <table:table-cell office:value-type="string" table:style-name="ce1">
            <text:p>CHAMBI CHAYÑA, SHIRL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80559" table:style-name="ce1">
            <text:p>20180559</text:p>
          </table:table-cell>
          <table:table-cell office:value-type="string" table:style-name="ce1">
            <text:p>GALLEGOS BATALLANOS, CARLOS BRY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office:string-value="20170616" table:formula="of:=+[TEOB.B27]" table:style-name="ce1">
            <text:p>20170616</text:p>
          </table:table-cell>
          <table:table-cell office:value-type="string" table:style-name="ce1">
            <text:p>HANCCO ZARAVIA, INDIRA PAO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30884" table:style-name="ce1">
            <text:p>20130884</text:p>
          </table:table-cell>
          <table:table-cell office:value-type="string" table:style-name="ce1">
            <text:p>HUAMANI PACO, RONAL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office:string-value="20182324" table:formula="of:=+[TEOB.B30]" table:style-name="ce1">
            <text:p>20182324</text:p>
          </table:table-cell>
          <table:table-cell office:value-type="string" table:style-name="ce1">
            <text:p>HUANCA MAQUERA, EVELYN ELIZABETH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HUMIRE HUAMANI, JOSE GUILLERM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82827" table:style-name="ce1">
            <text:p>20182827</text:p>
          </table:table-cell>
          <table:table-cell office:value-type="string" table:style-name="ce1">
            <text:p>LLAMOCA CERVANTES, DENIS ALFRE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office:string-value="20161971" table:formula="of:=+[TEOB.B39]" table:style-name="ce1">
            <text:p>20161971</text:p>
          </table:table-cell>
          <table:table-cell office:value-type="string" table:style-name="ce4">
            <text:p>MEDINA CARBAJAL, KARLA LUCIA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0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64390" table:style-name="ce1">
            <text:p>20164390</text:p>
          </table:table-cell>
          <table:table-cell office:value-type="string" table:style-name="ce1">
            <text:p>MEJIA HUAYHUA, JOSE CARLOS</text:p>
          </table:table-cell>
          <table:table-cell table:number-columns-repeated="6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82310" table:style-name="ce1">
            <text:p>20182310</text:p>
          </table:table-cell>
          <table:table-cell office:value-type="string" table:style-name="ce1">
            <text:p>PARICANAZA CHULLUNQUIA, MILAGROS GRISEL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80557" table:style-name="ce1">
            <text:p>20180557</text:p>
          </table:table-cell>
          <table:table-cell office:value-type="string" table:style-name="ce1">
            <text:p>PERALTILLA MENDOZA, ALFREDO ALEJANDR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office:string-value="20180574" table:formula="of:=+[TEOB.B41]" table:style-name="ce1">
            <text:p>20180574</text:p>
          </table:table-cell>
          <table:table-cell office:value-type="string" table:style-name="ce1">
            <text:p>PORTOCARRERO BANDA, GERAR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82836" table:style-name="ce1">
            <text:p>20182836</text:p>
          </table:table-cell>
          <table:table-cell office:value-type="string" table:style-name="ce1">
            <text:p>QUISPE JARA, JORD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office:string-value="20071617" table:formula="of:=+[TEOB.B44]" table:style-name="ce1">
            <text:p>20071617</text:p>
          </table:table-cell>
          <table:table-cell office:value-type="string" table:style-name="ce1">
            <text:p>RAMOS IBEROS, EDWIN MOISE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80568" table:style-name="ce1">
            <text:p>20180568</text:p>
          </table:table-cell>
          <table:table-cell office:value-type="string" table:style-name="ce1">
            <text:p>RIOS CASTILLO, MELANY MEY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office:string-value="20182311" table:formula="of:=+[TEOB.B48]" table:style-name="ce1">
            <text:p>20182311</text:p>
          </table:table-cell>
          <table:table-cell office:value-type="string" table:style-name="ce1">
            <text:p>SURCO ALVAREZ, ESTEPHANY MAYR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5"/>
        </table:table-row>
        <table:table-row table:number-rows-repeated="1048552" table:style-name="ro1">
          <table:table-cell table:number-columns-repeated="16384"/>
        </table:table-row>
      </table:table>
      <table:table table:name="LunEMar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3" table:default-cell-style-name="ce1"/>
        <table:table-column table:style-name="co7" table:number-columns-repeated="15" table:default-cell-style-name="ce1"/>
        <table:table-column table:style-name="co10" table:number-columns-repeated="16351" table:default-cell-style-name="ce1"/>
        <table:table-row table:style-name="ro1">
          <table:table-cell table:number-columns-repeated="6" table:style-name="ce1"/>
          <table:table-cell office:value-type="string" table:style-name="ce1">
            <text:p>carpetas y archivos</text:p>
          </table:table-cell>
          <table:table-cell table:style-name="ce1"/>
          <table:table-cell office:value-type="string" table:style-name="ce1">
            <text:p>maqvirtual</text:p>
          </table:table-cell>
          <table:table-cell table:style-name="ce1"/>
          <table:table-cell office:value-type="string" table:style-name="ce1">
            <text:p>ssh y ftp</text:p>
          </table:table-cell>
          <table:table-cell table:style-name="ce1"/>
          <table:table-cell office:value-type="string" table:style-name="ce1">
            <text:p>public e index</text:p>
          </table:table-cell>
          <table:table-cell table:style-name="ce1"/>
          <table:table-cell office:value-type="string" table:style-name="ce1">
            <text:p>pag web1</text:p>
          </table:table-cell>
          <table:table-cell table:number-columns-repeated="3" table:style-name="ce1"/>
          <table:table-cell office:value-type="string" table:style-name="ce1">
            <text:p>perl y cg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web Lunes 3:50pm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+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2">
            <text:p>CUI</text:p>
          </table:table-cell>
          <table:table-cell office:value-type="string" table:style-name="ce3">
            <text:p>NOMBRE</text:p>
          </table:table-cell>
          <table:table-cell table:number-columns-repeated="3" table:style-name="ce1"/>
          <table:table-cell office:value-type="string" table:style-name="ce1">
            <text:p>Lab1</text:p>
          </table:table-cell>
          <table:table-cell table:style-name="ce1"/>
          <table:table-cell office:value-type="string" table:style-name="ce1">
            <text:p>Lab2</text:p>
          </table:table-cell>
          <table:table-cell table:style-name="ce1"/>
          <table:table-cell office:value-type="string" table:style-name="ce1">
            <text:p>Lab3</text:p>
          </table:table-cell>
          <table:table-cell table:style-name="ce1"/>
          <table:table-cell office:value-type="string" table:style-name="ce1">
            <text:p>Lab4</text:p>
          </table:table-cell>
          <table:table-cell table:style-name="ce1"/>
          <table:table-cell office:value-type="string" table:style-name="ce1">
            <text:p>Lab5</text:p>
          </table:table-cell>
          <table:table-cell table:number-columns-repeated="3" table:style-name="ce1"/>
          <table:table-cell office:value-type="string" table:style-name="ce1">
            <text:p>Lab6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office:string-value="20170634" table:formula="of:=+[TEOB.B8]" table:style-name="ce1">
            <text:p>20170634</text:p>
          </table:table-cell>
          <table:table-cell office:value-type="string" table:style-name="ce1">
            <text:p>ARIVILCA GARCIA, JOE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office:string-value="20142708" table:formula="of:=+[TEOB.B13]" table:style-name="ce1">
            <text:p>20142708</text:p>
          </table:table-cell>
          <table:table-cell office:value-type="string" table:style-name="ce1">
            <text:p>CASANOVA VARGAYA, ALFRED MARVIN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office:string-value="20150961" table:formula="of:=+[TEOB.B14]" table:style-name="ce1">
            <text:p>20150961</text:p>
          </table:table-cell>
          <table:table-cell office:value-type="string" table:style-name="ce1">
            <text:p>CCAPA MAMANI, WILLIAM ELVI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office:string-value="20142960" table:formula="of:=+[TEOB.B19]" table:style-name="ce1">
            <text:p>20142960</text:p>
          </table:table-cell>
          <table:table-cell office:value-type="string" table:style-name="ce1">
            <text:p>CJUNO MERMA, BENANNY ROG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OZCO MAURI, YOSE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office:string-value="20163299" table:formula="of:=+[TEOB.B25]" table:style-name="ce1">
            <text:p>20163299</text:p>
          </table:table-cell>
          <table:table-cell office:value-type="string" table:style-name="ce1">
            <text:p>HANAMPA SUCAPUCA, JOSE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office:string-value="20130862" table:formula="of:=+[TEOB.B33]" table:style-name="ce1">
            <text:p>20130862</text:p>
          </table:table-cell>
          <table:table-cell office:value-type="string" table:style-name="ce1">
            <text:p>JARA HUAMANI, JOYER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office:string-value="20133331" table:formula="of:=+[TEOB.B35]" table:style-name="ce1">
            <text:p>20133331</text:p>
          </table:table-cell>
          <table:table-cell office:value-type="string" table:style-name="ce4">
            <text:p>LAYME FERNANDEZ, CHRISTIAN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string" table:style-name="ce1">
            <text:p>FJ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FJ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OLLO MAYTA, CHRISTIAN HARRY</text:p>
          </table:table-cell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6">
            <text:p>PACHARI QUISPE, JORGE LUIS</text:p>
          </table:table-cell>
          <table:table-cell office:value-type="string" table:style-name="ce1">
            <text:p>P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office:string-value="20153570" table:formula="of:=+[TEOB.B45]" table:style-name="ce1">
            <text:p>20153570</text:p>
          </table:table-cell>
          <table:table-cell office:value-type="string" table:style-name="ce1">
            <text:p>SANA CHALCO, KENNYA JAZMIN</text:p>
          </table:table-cell>
          <table:table-cell table:number-columns-repeated="11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office:string-value="20151180" table:formula="of:=+[TEOB.B49]" table:style-name="ce1">
            <text:p>20151180</text:p>
          </table:table-cell>
          <table:table-cell office:value-type="string" table:style-name="ce1">
            <text:p>USCA HUAMANI, LENIN VLADIM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ZEVALLOS BACA, STING LUIS</text:p>
          </table:table-cell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table table:name="LunDMie2" table:style-name="ta1">
        <table:table-column table:style-name="co5" table:default-cell-style-name="ce1"/>
        <table:table-column table:style-name="co2" table:default-cell-style-name="ce1"/>
        <table:table-column table:style-name="co15" table:default-cell-style-name="ce1"/>
        <table:table-column table:style-name="co13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7" table:number-columns-repeated="25" table:default-cell-style-name="ce1"/>
        <table:table-column table:style-name="co10" table:number-columns-repeated="16349" table:default-cell-style-name="ce1"/>
        <table:table-row table:style-name="ro1">
          <table:table-cell table:number-columns-repeated="6" table:style-name="ce1"/>
          <table:table-cell office:value-type="string" table:style-name="ce1">
            <text:p>carpetas y archivos</text:p>
          </table:table-cell>
          <table:table-cell table:number-columns-repeated="2" table:style-name="ce1"/>
          <table:table-cell office:value-type="string" table:style-name="ce1">
            <text:p>maqvirtual</text:p>
          </table:table-cell>
          <table:table-cell table:style-name="ce1"/>
          <table:table-cell office:value-type="string" table:style-name="ce1">
            <text:p>ssh y ftp</text:p>
          </table:table-cell>
          <table:table-cell table:style-name="ce1"/>
          <table:table-cell office:value-type="string" table:style-name="ce1">
            <text:p>public e index</text:p>
          </table:table-cell>
          <table:table-cell table:style-name="ce1"/>
          <table:table-cell office:value-type="string" table:style-name="ce1">
            <text:p>pag web1</text:p>
          </table:table-cell>
          <table:table-cell table:number-columns-repeated="3" table:style-name="ce1"/>
          <table:table-cell office:value-type="string" table:style-name="ce1">
            <text:p>perl y cgi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web Lunes 3:50pm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+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2">
            <text:p>CUI</text:p>
          </table:table-cell>
          <table:table-cell office:value-type="string" table:style-name="ce3">
            <text:p>NOMBRE</text:p>
          </table:table-cell>
          <table:table-cell table:number-columns-repeated="3" table:style-name="ce1"/>
          <table:table-cell office:value-type="string" table:style-name="ce1">
            <text:p>Lab1</text:p>
          </table:table-cell>
          <table:table-cell table:number-columns-repeated="2" table:style-name="ce1"/>
          <table:table-cell office:value-type="string" table:style-name="ce1">
            <text:p>Lab2</text:p>
          </table:table-cell>
          <table:table-cell table:style-name="ce1"/>
          <table:table-cell office:value-type="string" table:style-name="ce1">
            <text:p>Lab3</text:p>
          </table:table-cell>
          <table:table-cell table:style-name="ce1"/>
          <table:table-cell office:value-type="string" table:style-name="ce1">
            <text:p>Lab4</text:p>
          </table:table-cell>
          <table:table-cell table:style-name="ce1"/>
          <table:table-cell office:value-type="string" table:style-name="ce1">
            <text:p>Lab5</text:p>
          </table:table-cell>
          <table:table-cell table:number-columns-repeated="3" table:style-name="ce1"/>
          <table:table-cell office:value-type="string" table:style-name="ce1">
            <text:p>Lab6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office:string-value="20170637" table:formula="of:=+[TEOB.B3]" table:style-name="ce1">
            <text:p>20170637</text:p>
          </table:table-cell>
          <table:table-cell office:value-type="string" table:style-name="ce1">
            <text:p>AGUILAR FLORES, GUSTAVO FERNAN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2" table:style-name="ce1"/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80556" table:style-name="ce1">
            <text:p>20180556</text:p>
          </table:table-cell>
          <table:table-cell office:value-type="string" table:style-name="ce1">
            <text:p>ANCO AYMARA, JEANPIERR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office:string-value="20180585" table:formula="of:=+[TEOB.B7]" table:style-name="ce1">
            <text:p>20180585</text:p>
          </table:table-cell>
          <table:table-cell office:value-type="string" table:style-name="ce1">
            <text:p>ARIAS LLERENA, ADRIEL YASEF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office:string-value="20150939" table:formula="of:=+[TEOB.B17]" table:style-name="ce1">
            <text:p>20150939</text:p>
          </table:table-cell>
          <table:table-cell office:value-type="string" table:style-name="ce1">
            <text:p>CHAVEZ VILCA, ELARD WILFRE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office:string-value="20163298" table:formula="of:=+[TEOB.B22]" table:style-name="ce1">
            <text:p>20163298</text:p>
          </table:table-cell>
          <table:table-cell office:value-type="string" table:style-name="ce1">
            <text:p>DELGADO ZAVALETA, GIAN ANDRE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53589" table:style-name="ce1">
            <text:p>20153589</text:p>
          </table:table-cell>
          <table:table-cell office:value-type="string" table:style-name="ce1">
            <text:p>FLORES SALAMANCA, JONATAN ELMER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81698" table:style-name="ce1">
            <text:p>20181698</text:p>
          </table:table-cell>
          <table:table-cell office:value-type="string" table:style-name="ce1">
            <text:p>GARCIA PUMA, AYRTON ROBINS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82837" table:style-name="ce1">
            <text:p>20182837</text:p>
          </table:table-cell>
          <table:table-cell office:value-type="string" table:style-name="ce1">
            <text:p>GOMEZ POMARI, LUIS ARMAN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80561" table:style-name="ce1">
            <text:p>20180561</text:p>
          </table:table-cell>
          <table:table-cell office:value-type="string" table:style-name="ce1">
            <text:p>GUILLEN NAKAGAWA, BRAYAN FERNAN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table:number-columns-repeated="6" table:style-name="ce1"/>
          <table:table-cell office:value-type="string" table:style-name="ce1">
            <text:p>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office:string-value="20173383" table:formula="of:=+[TEOB.B31]" table:style-name="ce1">
            <text:p>20173383</text:p>
          </table:table-cell>
          <table:table-cell office:value-type="string" table:style-name="ce6">
            <text:p>HUANCAHUIRE VELIZ, PIERINA</text:p>
          </table:table-cell>
          <table:table-cell office:value-type="string" table:style-name="ce1">
            <text:p>P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80567" table:style-name="ce1">
            <text:p>20180567</text:p>
          </table:table-cell>
          <table:table-cell office:value-type="string" table:style-name="ce1">
            <text:p>HUARCA THEA, EDER GUSTAV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office:string-value="20182839" table:formula="of:=+[TEOB.B32]" table:style-name="ce1">
            <text:p>20182839</text:p>
          </table:table-cell>
          <table:table-cell office:value-type="string" table:style-name="ce1">
            <text:p>JAQUEHUA MAMANI, XIOMAR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LOPEZ ESPINOZA, ARMANDO JORG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office:string-value="20182840" table:formula="of:=+[TEOB.B36]" table:style-name="ce1">
            <text:p>20182840</text:p>
          </table:table-cell>
          <table:table-cell office:value-type="string" table:style-name="ce1">
            <text:p>LOPEZ RODRIGUEZ, JHEY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LUNA CHOQUECOTA, ALEXANDER GABRIE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office:string-value="20180566" table:formula="of:=+[TEOB.B37]" table:style-name="ce1">
            <text:p>20180566</text:p>
          </table:table-cell>
          <table:table-cell office:value-type="string" table:style-name="ce1">
            <text:p>MAMANI MORALES, JUAN DAVID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33075" table:style-name="ce1">
            <text:p>20133075</text:p>
          </table:table-cell>
          <table:table-cell office:value-type="string" table:style-name="ce1">
            <text:p>MOLLO AQUIMA, ARNOLD DAVID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office:string-value="20140867" table:formula="of:=+[TEOB.B46]" table:style-name="ce1">
            <text:p>20140867</text:p>
          </table:table-cell>
          <table:table-cell office:value-type="string" table:style-name="ce1">
            <text:p>SANCHEZ MACHICAO, PEDRO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table:style-name="ce5"/>
          <table:table-cell office:value-type="string" table:style-name="ce1">
            <text:p>P</text:p>
          </table:table-cell>
          <table:table-cell table:number-columns-repeated="6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office:string-value="20096849" table:formula="of:=+[TEOB.B47]" table:style-name="ce1">
            <text:p>20096849</text:p>
          </table:table-cell>
          <table:table-cell office:value-type="string" table:style-name="ce1">
            <text:p>SUAREZ CHAMBI, EDUARDO ALEXANDER</text:p>
          </table:table-cell>
          <table:table-cell table:number-columns-repeated="5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table:number-columns-repeated="5" table:style-name="ce1"/>
          <table:table-cell office:value-type="string" table:style-name="ce1">
            <text:p>P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82323" table:style-name="ce1">
            <text:p>20182323</text:p>
          </table:table-cell>
          <table:table-cell office:value-type="string" table:style-name="ce1">
            <text:p>TORRES MARTINEZ, PATRICIO DANT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float" office:value="3.5" table:style-name="ce1">
            <text:p>3.5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65"/>
        </table:table-row>
        <table:table-row table:number-rows-repeated="1048553" table:style-name="ro1">
          <table:table-cell table:number-columns-repeated="16384"/>
        </table:table-row>
      </table:table>
      <table:table table:name="TEOB" table:style-name="ta1">
        <table:table-column table:style-name="co6" table:default-cell-style-name="ce1"/>
        <table:table-column table:style-name="co2" table:default-cell-style-name="ce1"/>
        <table:table-column table:style-name="co18" table:default-cell-style-name="ce1"/>
        <table:table-column table:style-name="co6" table:number-columns-repeated="23" table:default-cell-style-name="ce1"/>
        <table:table-column table:style-name="co10" table:number-columns-repeated="16358" table:default-cell-style-name="ce1"/>
        <table:table-row table:style-name="ro1">
          <table:table-cell table:style-name="ce1"/>
          <table:table-cell office:value-type="float" office:value="29600028" table:style-name="ce1">
            <text:p>29600028</text:p>
          </table:table-cell>
          <table:table-cell office:value-type="string" table:style-name="ce1">
            <text:p>Carlo Jose Luis Corrales Delgado</text:p>
          </table:table-cell>
          <table:table-cell office:value-type="string" table:style-name="ce1">
            <text:p>EC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Nro</text:p>
          </table:table-cell>
          <table:table-cell office:value-type="string" table:style-name="ce7">
            <text:p>CUI</text:p>
          </table:table-cell>
          <table:table-cell office:value-type="string" table:style-name="ce7">
            <text:p>Apellidos y Nombres</text:p>
          </table:table-cell>
          <table:table-cell office:value-type="string" table:style-name="ce1">
            <text:p>PagWe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20170637</text:p>
          </table:table-cell>
          <table:table-cell office:value-type="string" table:style-name="ce1">
            <text:p>AGUILAR/FLORES, GUSTAVO FERNANDO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20170624</text:p>
          </table:table-cell>
          <table:table-cell office:value-type="string" table:style-name="ce1">
            <text:p>ALIAGA/MARIACA, LUIS ANGEL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20172142</text:p>
          </table:table-cell>
          <table:table-cell office:value-type="string" table:style-name="ce1">
            <text:p>ANCCO/RUELAS, ALEXIS DARIO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20172128</text:p>
          </table:table-cell>
          <table:table-cell office:value-type="string" table:style-name="ce1">
            <text:p>ARAOZ/VALENCIA, LUIS EMANUEL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20180585</text:p>
          </table:table-cell>
          <table:table-cell office:value-type="string" table:style-name="ce1">
            <text:p>ARIAS/LLERENA, ADRIEL YASEFF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20170634</text:p>
          </table:table-cell>
          <table:table-cell office:value-type="string" table:style-name="ce1">
            <text:p>ARIVILCA/GARCIA, JOEL JHON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20180584</text:p>
          </table:table-cell>
          <table:table-cell office:value-type="string" table:style-name="ce1">
            <text:p>BARRIENTOS/LUQUE, FERNANDO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20173384</text:p>
          </table:table-cell>
          <table:table-cell office:value-type="string" table:style-name="ce1">
            <text:p>CALCINA/FLORES, FRANCO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20153590</text:p>
          </table:table-cell>
          <table:table-cell office:value-type="string" table:style-name="ce1">
            <text:p>CAMMA/HUAMAN, ALI OMAR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20163296</text:p>
          </table:table-cell>
          <table:table-cell office:value-type="string" table:style-name="ce1">
            <text:p>CANO/VILCAPAZA, JOSE MIGUEL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20142708</text:p>
          </table:table-cell>
          <table:table-cell office:value-type="string" table:style-name="ce1">
            <text:p>CASANOVA/VARGAYA, ALFRED MARVIN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20150961</text:p>
          </table:table-cell>
          <table:table-cell office:value-type="string" table:style-name="ce1">
            <text:p>CCAPA/MAMANI, WILIAN ELVIS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20173378</text:p>
          </table:table-cell>
          <table:table-cell office:value-type="string" table:style-name="ce1">
            <text:p>CCORIMANYA/PAUCAR, KEVIN YUNIOR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20163289</text:p>
          </table:table-cell>
          <table:table-cell office:value-type="string" table:style-name="ce1">
            <text:p>CHAMBI/CHAYÃ‘A, SHIRLEY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20150939</text:p>
          </table:table-cell>
          <table:table-cell office:value-type="string" table:style-name="ce1">
            <text:p>CHAVEZ/VILCA, ELARD WILFREDO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20120858</text:p>
          </table:table-cell>
          <table:table-cell office:value-type="string" table:style-name="ce1">
            <text:p>CHURA/SANO, ALVARO GONZALO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20142960</text:p>
          </table:table-cell>
          <table:table-cell office:value-type="string" table:style-name="ce1">
            <text:p>CJUNO/MERMA, BENANNY ROGER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20181693</text:p>
          </table:table-cell>
          <table:table-cell office:value-type="string" table:style-name="ce1">
            <text:p>CONDORI/CHOCCATA, ANTHONY MOIS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20172126</text:p>
          </table:table-cell>
          <table:table-cell office:value-type="string" table:style-name="ce1">
            <text:p>CUTIPA/CONDORI, MAYER AUGUSTO MARCELL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20163298</text:p>
          </table:table-cell>
          <table:table-cell office:value-type="string" table:style-name="ce1">
            <text:p>DELGADO/ZAVALETA, GIAN ANDREW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20173367</text:p>
          </table:table-cell>
          <table:table-cell office:value-type="string" table:style-name="ce1">
            <text:p>DIAZ/TICONA, DEYSON VICTOR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20173375</text:p>
          </table:table-cell>
          <table:table-cell office:value-type="string" table:style-name="ce1">
            <text:p>GONZALES/MOLINA, CARLOS JESUS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20163299</text:p>
          </table:table-cell>
          <table:table-cell office:value-type="string" table:style-name="ce1">
            <text:p>HANAMPA/SUCAPUCA, JOSE GABRIEL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20180569</text:p>
          </table:table-cell>
          <table:table-cell office:value-type="string" table:style-name="ce1">
            <text:p>HANCCO/VELASQUEZ, JESSICA GERALDINE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20170616</text:p>
          </table:table-cell>
          <table:table-cell office:value-type="string" table:style-name="ce1">
            <text:p>HANCCO/ZARAVIA, INDIRA PAOLA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20102820</text:p>
          </table:table-cell>
          <table:table-cell office:value-type="string" table:style-name="ce1">
            <text:p>HERRERA/VILLA, EDILSON WANSER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20130884</text:p>
          </table:table-cell>
          <table:table-cell office:value-type="string" table:style-name="ce1">
            <text:p>HUAMANI/PACO, RONALD JHON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20182324</text:p>
          </table:table-cell>
          <table:table-cell office:value-type="string" table:style-name="ce1">
            <text:p>HUANCA/MAQUERA, EVELYN ELIZABETH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20173383</text:p>
          </table:table-cell>
          <table:table-cell office:value-type="string" table:style-name="ce1">
            <text:p>HUANCAHUIRE/VELIZ, CINTHYA PIERIN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20182839</text:p>
          </table:table-cell>
          <table:table-cell office:value-type="string" table:style-name="ce1">
            <text:p>JAQUEHUA/MAMANI, XIOMARA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20130862</text:p>
          </table:table-cell>
          <table:table-cell office:value-type="string" table:style-name="ce1">
            <text:p>JARA/HUAMANI, JOYER ANTONIO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20132853</text:p>
          </table:table-cell>
          <table:table-cell office:value-type="string" table:style-name="ce1">
            <text:p>LAURENTE/TICONA, JOSUE SANTIAGO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20133331</text:p>
          </table:table-cell>
          <table:table-cell office:value-type="string" table:style-name="ce1">
            <text:p>LAYME/FERNANDEZ, CHRISTIAN GONZALO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20182840</text:p>
          </table:table-cell>
          <table:table-cell office:value-type="string" table:style-name="ce1">
            <text:p>LOPEZ/RODRIGUEZ, JHEYSON ZENDER ORLANDO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20180566</text:p>
          </table:table-cell>
          <table:table-cell office:value-type="string" table:style-name="ce1">
            <text:p>MAMANI/MORALES, JUAN DAVID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20182319</text:p>
          </table:table-cell>
          <table:table-cell office:value-type="string" table:style-name="ce1">
            <text:p>MARTINEZ/PASTOR, GIOVANNI GELBER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20161971</text:p>
          </table:table-cell>
          <table:table-cell office:value-type="string" table:style-name="ce1">
            <text:p>MEDINA/CARBAJAL, KARLA LUCIA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20140564</text:p>
          </table:table-cell>
          <table:table-cell office:value-type="string" table:style-name="ce1">
            <text:p>MESTAS/ESCARCENA, CARLOS ALBERTO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20180574</text:p>
          </table:table-cell>
          <table:table-cell office:value-type="string" table:style-name="ce1">
            <text:p>PORTOCARRERO/BANDA, GERARDO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20172139</text:p>
          </table:table-cell>
          <table:table-cell office:value-type="string" table:style-name="ce1">
            <text:p>QUISPE/FLORES, LIZETTE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20173376</text:p>
          </table:table-cell>
          <table:table-cell office:value-type="string" table:style-name="ce1">
            <text:p>QUISPE/PUMA, LUIS FERNANDO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20071617</text:p>
          </table:table-cell>
          <table:table-cell office:value-type="string" table:style-name="ce1">
            <text:p>RAMOS/IBEROS, EDWIN MOIS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20153570</text:p>
          </table:table-cell>
          <table:table-cell office:value-type="string" table:style-name="ce1">
            <text:p>SANA/CHALCO, KENNYA JAZMIN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20140867</text:p>
          </table:table-cell>
          <table:table-cell office:value-type="string" table:style-name="ce1">
            <text:p>SANCHEZ/MACHICAO, PEDRO ROLY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20096849</text:p>
          </table:table-cell>
          <table:table-cell office:value-type="string" table:style-name="ce1">
            <text:p>SUAREZ/CHAMBI, EDUARDO ALEXANDER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20182311</text:p>
          </table:table-cell>
          <table:table-cell office:value-type="string" table:style-name="ce1">
            <text:p>SURCO/ALVAREZ, ESTEPHANY MAYRA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20151180</text:p>
          </table:table-cell>
          <table:table-cell office:value-type="string" table:style-name="ce1">
            <text:p>USCA/HUAMANI, LENIN VLADIMIR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20161925</text:p>
          </table:table-cell>
          <table:table-cell office:value-type="string" table:style-name="ce1">
            <text:p>VALDIVIA/TURPO, LUIS DIEGO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LunB_Mie1.C4:LunB_Mie1.P2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6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lo Jose Luis Corrales Delgado</meta:initial-creator>
    <dc:creator>Carlo Corrales</dc:creator>
    <meta:creation-date>2018-08-20T15:00:03Z</meta:creation-date>
    <dc:date>2018-10-08T15:44:27Z</dc:date>
    <meta:editing-cycles>107</meta:editing-cycles>
    <meta:editing-duration>PT1731429S</meta:editing-duration>
  </office:meta>
</office:document-meta>
</file>